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c8f7" officeooo:paragraph-rsid="0011c8f7"/>
    </style:style>
    <style:style style:name="P2" style:family="paragraph" style:parent-style-name="Standard" style:list-style-name="L1">
      <style:text-properties officeooo:rsid="001530a7" officeooo:paragraph-rsid="001530a7"/>
    </style:style>
    <style:style style:name="P3" style:family="paragraph" style:parent-style-name="Standard" style:list-style-name="L1">
      <style:text-properties officeooo:rsid="00180e00" officeooo:paragraph-rsid="00180e00"/>
    </style:style>
    <style:style style:name="P4" style:family="paragraph" style:parent-style-name="Standard" style:list-style-name="L1">
      <style:text-properties officeooo:rsid="0018b48e" officeooo:paragraph-rsid="0018b48e"/>
    </style:style>
    <style:style style:name="P5" style:family="paragraph" style:parent-style-name="Standard" style:list-style-name="L1">
      <style:text-properties officeooo:rsid="0018ed3e" officeooo:paragraph-rsid="0018ed3e"/>
    </style:style>
    <style:style style:name="T1" style:family="text">
      <style:text-properties officeooo:rsid="001530a7"/>
    </style:style>
    <style:style style:name="T2" style:family="text">
      <style:text-properties officeooo:rsid="001728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84754646" text:style-name="L1">
        <text:list-item>
          <text:p text:style-name="P1">Pedir Nombre y Apellidos en cadenas diferentes y mostrarlo<text:span text:style-name="T1">s</text:span></text:p>
        </text:list-item>
        <text:list-item>
          <text:p text:style-name="P2">Leer una frase por teclado y encontrar el número de palabras que tiene <text:span text:style-name="T2">(las separadas por signos de puntuación cuentan como diferentes)</text:span></text:p>
        </text:list-item>
        <text:list-item>
          <text:p text:style-name="P3">Leer una cadena por teclado y contar el número de vocales</text:p>
        </text:list-item>
        <text:list-item>
          <text:p text:style-name="P4">Leer una cadena por teclado y contar cuantas veces se repite cada letra</text:p>
        </text:list-item>
        <text:list-item>
          <text:p text:style-name="P5">Introducir una palabra por teclado, añadir una ‘a’ delante y cambiar las sílabas (hola → alah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9:48:42.454000000</meta:creation-date>
    <dc:date>2018-10-02T20:58:38.780000000</dc:date>
    <meta:editing-duration>PT2H8M1S</meta:editing-duration>
    <meta:editing-cycles>5</meta:editing-cycles>
    <meta:generator>LibreOffice/6.1.1.2$Windows_x86 LibreOffice_project/5d19a1bfa650b796764388cd8b33a5af1f5baa1b</meta:generator>
    <meta:document-statistic meta:table-count="0" meta:image-count="0" meta:object-count="0" meta:page-count="1" meta:paragraph-count="5" meta:word-count="76" meta:character-count="427" meta:non-whitespace-character-count="361"/>
  </office:meta>
</office:document-meta>
</file>